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WPC', 'Segoe UI', HelveticaNeue-Light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5dfa" officeooo:paragraph-rsid="00125df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5dfa" officeooo:paragraph-rsid="00125df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3d73" style:text-underline-style="solid" style:text-underline-width="auto" style:text-underline-color="font-color" officeooo:rsid="000e36f3" officeooo:paragraph-rsid="0033f273"/>
    </style:style>
    <style:style style:name="P4" style:family="paragraph" style:parent-style-name="Standard">
      <style:paragraph-properties fo:text-align="start" style:justify-single-word="false"/>
      <style:text-properties officeooo:rsid="00125dfa" officeooo:paragraph-rsid="00125dfa"/>
    </style:style>
    <style:style style:name="P5" style:family="paragraph" style:parent-style-name="Standard">
      <style:paragraph-properties fo:text-align="center" style:justify-single-word="false"/>
      <style:text-properties officeooo:rsid="00125dfa" officeooo:paragraph-rsid="00125dfa"/>
    </style:style>
    <style:style style:name="P6" style:family="paragraph" style:parent-style-name="Standard">
      <style:paragraph-properties fo:text-align="start" style:justify-single-word="false"/>
      <style:text-properties officeooo:paragraph-rsid="00424639"/>
    </style:style>
    <style:style style:name="P7" style:family="paragraph" style:parent-style-name="Standard">
      <style:paragraph-properties fo:text-align="start" style:justify-single-word="false"/>
      <style:text-properties fo:color="#003d73" style:text-underline-style="solid" style:text-underline-width="auto" style:text-underline-color="font-color" officeooo:rsid="000e36f3" officeooo:paragraph-rsid="0033f273"/>
    </style:style>
    <style:style style:name="P8" style:family="paragraph" style:parent-style-name="Standard">
      <style:paragraph-properties fo:text-align="start" style:justify-single-word="false"/>
      <style:text-properties fo:color="#003d73" style:text-underline-style="none" officeooo:rsid="000e36f3" officeooo:paragraph-rsid="0033f273"/>
    </style:style>
    <style:style style:name="P9" style:family="paragraph" style:parent-style-name="Standard">
      <style:paragraph-properties fo:text-align="start" style:justify-single-word="false"/>
      <style:text-properties officeooo:rsid="003e7755" officeooo:paragraph-rsid="003e7755"/>
    </style:style>
    <style:style style:name="P10" style:family="paragraph" style:parent-style-name="Standard">
      <style:paragraph-properties fo:text-align="start" style:justify-single-word="false"/>
      <style:text-properties officeooo:rsid="003e7755" officeooo:paragraph-rsid="00424639"/>
    </style:style>
    <style:style style:name="P11" style:family="paragraph" style:parent-style-name="Standard">
      <style:paragraph-properties fo:text-align="start" style:justify-single-word="false"/>
      <style:text-properties officeooo:rsid="0043bc02" officeooo:paragraph-rsid="0043bc02"/>
    </style:style>
    <style:style style:name="P12" style:family="paragraph" style:parent-style-name="Standard">
      <style:paragraph-properties fo:text-align="start" style:justify-single-word="false"/>
      <style:text-properties officeooo:rsid="00469372" officeooo:paragraph-rsid="00469372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paragraph-rsid="004947cb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paragraph-rsid="00125dfa"/>
    </style:style>
    <style:style style:name="P15" style:family="paragraph" style:parent-style-name="Standard">
      <style:paragraph-properties fo:text-align="start" style:justify-single-word="false"/>
      <style:text-properties fo:color="#111111" style:text-underline-style="none" officeooo:rsid="004947cb" officeooo:paragraph-rsid="004947cb"/>
    </style:style>
    <style:style style:name="T1" style:family="text">
      <style:text-properties officeooo:rsid="003ceb2e"/>
    </style:style>
    <style:style style:name="T2" style:family="text">
      <style:text-properties officeooo:rsid="0040560b"/>
    </style:style>
    <style:style style:name="T3" style:family="text">
      <style:text-properties officeooo:rsid="00424639"/>
    </style:style>
    <style:style style:name="T4" style:family="text">
      <style:text-properties officeooo:rsid="0043bc02"/>
    </style:style>
    <style:style style:name="T5" style:family="text">
      <style:text-properties officeooo:rsid="0044da20"/>
    </style:style>
    <style:style style:name="T6" style:family="text">
      <style:text-properties officeooo:rsid="00485867"/>
    </style:style>
    <style:style style:name="T7" style:family="text">
      <style:text-properties officeooo:rsid="004947cb"/>
    </style:style>
    <style:style style:name="T8" style:family="text">
      <style:text-properties fo:color="#003d73" officeooo:rsid="004947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<text:span text:style-name="T1">CREACION DE PROYECTOS</text:span></text:p>
      <text:p text:style-name="P1"/>
      <text:p text:style-name="P1"/>
      <text:p text:style-name="P4">El objectivo de este manual es mostrar <text:span text:style-name="T1">la creacion y configuracion de proyectos de AdminFree.</text:span></text:p>
      <text:p text:style-name="P4"/>
      <text:p text:style-name="P9">1. Extensiones en visual code</text:p>
      <text:p text:style-name="P9"/>
      <text:p text:style-name="P9"><text:tab/>Can I Use </text:p>
      <text:p text:style-name="P10"><text:span text:style-name="T2"><text:tab/>TSLink</text:span><text:tab/></text:p>
      <text:p text:style-name="P10"><text:span text:style-name="T3"><text:tab/>Auto Import</text:span></text:p>
      <text:p text:style-name="P6"><text:tab/><text:span text:style-name="T3">Angular Essential</text:span></text:p>
      <text:p text:style-name="P6"><text:tab/><text:span text:style-name="T3">Beatiful</text:span></text:p>
      <text:p text:style-name="P6"><text:tab/><text:span text:style-name="T3">Angular Snippets</text:span></text:p>
      <text:p text:style-name="P6"><text:tab/><text:span text:style-name="T3">TypeScript Hero</text:span></text:p>
      <text:p text:style-name="P6"><text:tab/><text:span text:style-name="T3">Path Intellisense</text:span></text:p>
      <text:p text:style-name="P6"><text:tab/><text:span text:style-name="T3">Intellisense for CSS class name</text:span></text:p>
      <text:p text:style-name="P6"><text:tab/><text:span text:style-name="T3">Trailing Spaces</text:span></text:p>
      <text:p text:style-name="P6"><text:tab/><text:span text:style-name="T4">HTML snippets</text:span></text:p>
      <text:p text:style-name="P6"><text:tab/><text:span text:style-name="T4">VS color piker</text:span></text:p>
      <text:p text:style-name="P6"><text:tab/><text:span text:style-name="T4">Class autocomplete for HTML</text:span></text:p>
      <text:p text:style-name="P6"><text:tab/><text:span text:style-name="T4">Blank line at end of file</text:span></text:p>
      <text:p text:style-name="P9"><text:tab/><text:span text:style-name="T4">CSS Peek</text:span></text:p>
      <text:p text:style-name="P11"><text:tab/>Guides</text:p>
      <text:p text:style-name="P11"><text:tab/>Rainbow Brackets</text:p>
      <text:p text:style-name="P11"><text:tab/>Indent Rainbow</text:p>
      <text:p text:style-name="P9"><text:tab/><text:span text:style-name="T5">Document this (Crtl Alt D)</text:span></text:p>
      <text:p text:style-name="P9"/>
      <text:p text:style-name="P9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Creacion del proyecto con Angular CLI</text:p>
      <text:p text:style-name="P12"/>
      <text:p text:style-name="P12"><text:tab/>Se debe ejecutar el siguiente comando para crear el proyecto WEB</text:p>
      <text:p text:style-name="P12"><text:tab/><text:tab/> </text:p>
      <text:p text:style-name="P12"><text:tab/><text:tab/><text:span text:style-name="T6"> ng new AdminFree -S -p admin --routing --skip-install -d</text:span></text:p>
      <text:p text:style-name="P14"><text:span text:style-name="T8"/></text:p>
      <text:p text:style-name="P13"><text:span text:style-name="T8"><text:tab/>-S = No crea los archivos test extension .spec</text:span></text:p>
      <text:p text:style-name="P13"><text:span text:style-name="T8"/></text:p>
      <text:p text:style-name="P8"><text:tab/>-<text:span text:style-name="T7">p = Prefix que se tiene al crear la aplicacion</text:span></text:p>
      <text:p text:style-name="P8"/>
      <text:p text:style-name="P8"><text:tab/>--<text:span text:style-name="T7">routing = crea el modulo de routing principal</text:span></text:p>
      <text:p text:style-name="P8"/>
      <text:p text:style-name="P8"><text:tab/>--<text:span text:style-name="T7">skip-install = No crea la carpeta node_modules (ojo se debe ejecutar npm I)</text:span></text:p>
      <text:p text:style-name="P8"/>
      <text:p text:style-name="P8"><text:tab/>-<text:span text:style-name="T7">d = No crea las fuentes solo es de prueba, cuando este seguro lo puede quitar</text:span></text:p>
      <text:p text:style-name="P8"/>
      <text:p text:style-name="P8"/>
      <text:p text:style-name="P15">Se debe versionar el proyecto en GIT sin la carpeta node_modules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WPC', 'Segoe UI', HelveticaNeue-Light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6:53:37.586621734</meta:creation-date>
    <dc:date>2018-10-24T10:54:24.079611643</dc:date>
    <meta:editing-duration>PT15H42M23S</meta:editing-duration>
    <meta:editing-cycles>37</meta:editing-cycles>
    <meta:generator>LibreOffice/6.0.6.2$Linux_X86_64 LibreOffice_project/00m0$Build-2</meta:generator>
    <meta:document-statistic meta:table-count="0" meta:image-count="0" meta:object-count="0" meta:page-count="2" meta:paragraph-count="32" meta:word-count="170" meta:character-count="993" meta:non-whitespace-character-count="825"/>
  </office:meta>
</office:document-meta>
</file>